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5535in" fo:margin-left="0.0549in" table:align="left"/>
    </style:style>
    <style:style style:name="Table2.A" style:family="table-column">
      <style:table-column-properties style:column-width="0.2521in"/>
    </style:style>
    <style:style style:name="Table2.B" style:family="table-column">
      <style:table-column-properties style:column-width="2.8035in"/>
    </style:style>
    <style:style style:name="Table2.C" style:family="table-column">
      <style:table-column-properties style:column-width="0.5646in"/>
    </style:style>
    <style:style style:name="Table2.D" style:family="table-column">
      <style:table-column-properties style:column-width="0.434in"/>
    </style:style>
    <style:style style:name="Table2.E" style:family="table-column">
      <style:table-column-properties style:column-width="0.1299in"/>
    </style:style>
    <style:style style:name="Table2.G" style:family="table-column">
      <style:table-column-properties style:column-width="0.8069in"/>
    </style:style>
    <style:style style:name="Table2.I" style:family="table-column">
      <style:table-column-properties style:column-width="1.0583in"/>
    </style:style>
    <style:style style:name="Table2.A1" style:family="table-cell">
      <style:table-cell-properties fo:padding="0.0201in" fo:border="none"/>
    </style:style>
    <style:style style:name="Table8" style:family="table">
      <style:table-properties style:width="6.5535in" fo:margin-left="0.0549in" table:align="left"/>
    </style:style>
    <style:style style:name="Table8.A" style:family="table-column">
      <style:table-column-properties style:column-width="0.2521in"/>
    </style:style>
    <style:style style:name="Table8.B" style:family="table-column">
      <style:table-column-properties style:column-width="2.8035in"/>
    </style:style>
    <style:style style:name="Table8.C" style:family="table-column">
      <style:table-column-properties style:column-width="0.5646in"/>
    </style:style>
    <style:style style:name="Table8.D" style:family="table-column">
      <style:table-column-properties style:column-width="0.434in"/>
    </style:style>
    <style:style style:name="Table8.E" style:family="table-column">
      <style:table-column-properties style:column-width="0.1299in"/>
    </style:style>
    <style:style style:name="Table8.G" style:family="table-column">
      <style:table-column-properties style:column-width="0.8069in"/>
    </style:style>
    <style:style style:name="Table8.I" style:family="table-column">
      <style:table-column-properties style:column-width="1.0583in"/>
    </style:style>
    <style:style style:name="Table8.A1" style:family="table-cell">
      <style:table-cell-properties fo:padding="0.0201in" fo:border="none"/>
    </style:style>
    <style:style style:name="Table3" style:family="table">
      <style:table-properties style:width="6.5535in" fo:margin-left="0.0549in" table:align="left"/>
    </style:style>
    <style:style style:name="Table3.A" style:family="table-column">
      <style:table-column-properties style:column-width="0.2521in"/>
    </style:style>
    <style:style style:name="Table3.B" style:family="table-column">
      <style:table-column-properties style:column-width="2.8035in"/>
    </style:style>
    <style:style style:name="Table3.C" style:family="table-column">
      <style:table-column-properties style:column-width="0.5646in"/>
    </style:style>
    <style:style style:name="Table3.D" style:family="table-column">
      <style:table-column-properties style:column-width="0.434in"/>
    </style:style>
    <style:style style:name="Table3.E" style:family="table-column">
      <style:table-column-properties style:column-width="0.1299in"/>
    </style:style>
    <style:style style:name="Table3.G" style:family="table-column">
      <style:table-column-properties style:column-width="0.8069in"/>
    </style:style>
    <style:style style:name="Table3.I" style:family="table-column">
      <style:table-column-properties style:column-width="1.0583in"/>
    </style:style>
    <style:style style:name="Table3.A1" style:family="table-cell">
      <style:table-cell-properties fo:padding="0.0201in" fo:border="none"/>
    </style:style>
    <style:style style:name="Table4" style:family="table">
      <style:table-properties style:width="6.5535in" fo:margin-left="0.0549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8035in"/>
    </style:style>
    <style:style style:name="Table4.C" style:family="table-column">
      <style:table-column-properties style:column-width="0.5646in"/>
    </style:style>
    <style:style style:name="Table4.D" style:family="table-column">
      <style:table-column-properties style:column-width="0.434in"/>
    </style:style>
    <style:style style:name="Table4.E" style:family="table-column">
      <style:table-column-properties style:column-width="0.1299in"/>
    </style:style>
    <style:style style:name="Table4.G" style:family="table-column">
      <style:table-column-properties style:column-width="0.8069in"/>
    </style:style>
    <style:style style:name="Table4.I" style:family="table-column">
      <style:table-column-properties style:column-width="1.0583in"/>
    </style:style>
    <style:style style:name="Table4.A1" style:family="table-cell">
      <style:table-cell-properties fo:padding="0.0201in" fo:border="none"/>
    </style:style>
    <style:style style:name="Table5" style:family="table">
      <style:table-properties style:width="6.5535in" fo:margin-left="0.0549in" table:align="left"/>
    </style:style>
    <style:style style:name="Table5.A" style:family="table-column">
      <style:table-column-properties style:column-width="0.2521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5646in"/>
    </style:style>
    <style:style style:name="Table5.D" style:family="table-column">
      <style:table-column-properties style:column-width="0.434in"/>
    </style:style>
    <style:style style:name="Table5.E" style:family="table-column">
      <style:table-column-properties style:column-width="0.1299in"/>
    </style:style>
    <style:style style:name="Table5.G" style:family="table-column">
      <style:table-column-properties style:column-width="0.8069in"/>
    </style:style>
    <style:style style:name="Table5.I" style:family="table-column">
      <style:table-column-properties style:column-width="1.0583in"/>
    </style:style>
    <style:style style:name="Table5.A1" style:family="table-cell">
      <style:table-cell-properties fo:padding="0.0201in" fo:border="none"/>
    </style:style>
    <style:style style:name="Table6" style:family="table">
      <style:table-properties style:width="6.5535in" fo:margin-left="0.0549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2.8035in"/>
    </style:style>
    <style:style style:name="Table6.C" style:family="table-column">
      <style:table-column-properties style:column-width="0.5646in"/>
    </style:style>
    <style:style style:name="Table6.D" style:family="table-column">
      <style:table-column-properties style:column-width="0.434in"/>
    </style:style>
    <style:style style:name="Table6.E" style:family="table-column">
      <style:table-column-properties style:column-width="0.1299in"/>
    </style:style>
    <style:style style:name="Table6.G" style:family="table-column">
      <style:table-column-properties style:column-width="0.8069in"/>
    </style:style>
    <style:style style:name="Table6.I" style:family="table-column">
      <style:table-column-properties style:column-width="1.0583in"/>
    </style:style>
    <style:style style:name="Table6.A1" style:family="table-cell">
      <style:table-cell-properties fo:padding="0.0201in" fo:border="none"/>
    </style:style>
    <style:style style:name="Table7" style:family="table">
      <style:table-properties style:width="6.5535in" fo:margin-left="0.0549in" table:align="left"/>
    </style:style>
    <style:style style:name="Table7.A" style:family="table-column">
      <style:table-column-properties style:column-width="0.2521in"/>
    </style:style>
    <style:style style:name="Table7.B" style:family="table-column">
      <style:table-column-properties style:column-width="4.991in"/>
    </style:style>
    <style:style style:name="Table7.D" style:family="table-column">
      <style:table-column-properties style:column-width="1.0583in"/>
    </style:style>
    <style:style style:name="Table7.A1" style:family="table-cell">
      <style:table-cell-properties fo:padding="0.0201in" fo:border="none"/>
    </style:style>
    <style:style style:name="Table7.C1" style:family="table-cell">
      <style:table-cell-properties fo:padding="0.0201in" fo:border-left="none" fo:border-right="none" fo:border-top="0.5pt solid #000000" fo:border-bottom="none"/>
    </style:style>
    <style:style style:name="Table9" style:family="table">
      <style:table-properties style:width="6.5535in" fo:margin-left="0.0549in" table:align="left"/>
    </style:style>
    <style:style style:name="Table9.A" style:family="table-column">
      <style:table-column-properties style:column-width="0.2521in"/>
    </style:style>
    <style:style style:name="Table9.B" style:family="table-column">
      <style:table-column-properties style:column-width="2.8035in"/>
    </style:style>
    <style:style style:name="Table9.C" style:family="table-column">
      <style:table-column-properties style:column-width="0.5646in"/>
    </style:style>
    <style:style style:name="Table9.D" style:family="table-column">
      <style:table-column-properties style:column-width="0.434in"/>
    </style:style>
    <style:style style:name="Table9.E" style:family="table-column">
      <style:table-column-properties style:column-width="0.1299in"/>
    </style:style>
    <style:style style:name="Table9.G" style:family="table-column">
      <style:table-column-properties style:column-width="0.8069in"/>
    </style:style>
    <style:style style:name="Table9.I" style:family="table-column">
      <style:table-column-properties style:column-width="1.0583in"/>
    </style:style>
    <style:style style:name="Table9.A1" style:family="table-cell">
      <style:table-cell-properties fo:padding="0.0201in" fo:border="none"/>
    </style:style>
    <style:style style:name="Table10" style:family="table">
      <style:table-properties style:width="6.5535in" fo:margin-left="0.0549in" table:align="left"/>
    </style:style>
    <style:style style:name="Table10.A" style:family="table-column">
      <style:table-column-properties style:column-width="0.2521in"/>
    </style:style>
    <style:style style:name="Table10.B" style:family="table-column">
      <style:table-column-properties style:column-width="2.8035in"/>
    </style:style>
    <style:style style:name="Table10.C" style:family="table-column">
      <style:table-column-properties style:column-width="0.5646in"/>
    </style:style>
    <style:style style:name="Table10.D" style:family="table-column">
      <style:table-column-properties style:column-width="0.434in"/>
    </style:style>
    <style:style style:name="Table10.E" style:family="table-column">
      <style:table-column-properties style:column-width="0.1299in"/>
    </style:style>
    <style:style style:name="Table10.G" style:family="table-column">
      <style:table-column-properties style:column-width="0.8069in"/>
    </style:style>
    <style:style style:name="Table10.I" style:family="table-column">
      <style:table-column-properties style:column-width="1.0583in"/>
    </style:style>
    <style:style style:name="Table10.A1" style:family="table-cell">
      <style:table-cell-properties fo:padding="0.0201in" fo:border="none"/>
    </style:style>
    <style:style style:name="Table11" style:family="table">
      <style:table-properties style:width="6.5535in" fo:margin-left="0.0549in" table:align="left"/>
    </style:style>
    <style:style style:name="Table11.A" style:family="table-column">
      <style:table-column-properties style:column-width="0.2521in"/>
    </style:style>
    <style:style style:name="Table11.B" style:family="table-column">
      <style:table-column-properties style:column-width="2.8035in"/>
    </style:style>
    <style:style style:name="Table11.C" style:family="table-column">
      <style:table-column-properties style:column-width="0.5646in"/>
    </style:style>
    <style:style style:name="Table11.D" style:family="table-column">
      <style:table-column-properties style:column-width="0.434in"/>
    </style:style>
    <style:style style:name="Table11.E" style:family="table-column">
      <style:table-column-properties style:column-width="0.1299in"/>
    </style:style>
    <style:style style:name="Table11.G" style:family="table-column">
      <style:table-column-properties style:column-width="0.8069in"/>
    </style:style>
    <style:style style:name="Table11.I" style:family="table-column">
      <style:table-column-properties style:column-width="1.0583in"/>
    </style:style>
    <style:style style:name="Table11.A1" style:family="table-cell">
      <style:table-cell-properties fo:padding="0.0201in" fo:border="none"/>
    </style:style>
    <style:style style:name="Table12" style:family="table">
      <style:table-properties style:width="6.5535in" fo:margin-left="0.0549in" table:align="left"/>
    </style:style>
    <style:style style:name="Table12.A" style:family="table-column">
      <style:table-column-properties style:column-width="0.2521in"/>
    </style:style>
    <style:style style:name="Table12.B" style:family="table-column">
      <style:table-column-properties style:column-width="2.8035in"/>
    </style:style>
    <style:style style:name="Table12.C" style:family="table-column">
      <style:table-column-properties style:column-width="0.5646in"/>
    </style:style>
    <style:style style:name="Table12.D" style:family="table-column">
      <style:table-column-properties style:column-width="0.434in"/>
    </style:style>
    <style:style style:name="Table12.E" style:family="table-column">
      <style:table-column-properties style:column-width="0.1299in"/>
    </style:style>
    <style:style style:name="Table12.G" style:family="table-column">
      <style:table-column-properties style:column-width="0.8069in"/>
    </style:style>
    <style:style style:name="Table12.I" style:family="table-column">
      <style:table-column-properties style:column-width="1.0583in"/>
    </style:style>
    <style:style style:name="Table12.A1" style:family="table-cell">
      <style:table-cell-properties fo:padding="0.0201in" fo:border="none"/>
    </style:style>
    <style:style style:name="Table13" style:family="table">
      <style:table-properties style:width="6.5535in" fo:margin-left="0.0549in" table:align="left"/>
    </style:style>
    <style:style style:name="Table13.A" style:family="table-column">
      <style:table-column-properties style:column-width="0.2521in"/>
    </style:style>
    <style:style style:name="Table13.B" style:family="table-column">
      <style:table-column-properties style:column-width="4.991in"/>
    </style:style>
    <style:style style:name="Table13.D" style:family="table-column">
      <style:table-column-properties style:column-width="1.0583in"/>
    </style:style>
    <style:style style:name="Table13.A1" style:family="table-cell">
      <style:table-cell-properties fo:padding="0.0382in" fo:border="none"/>
    </style:style>
    <style:style style:name="Table13.C1" style:family="table-cell">
      <style:table-cell-properties fo:padding="0.0382in" fo:border-left="none" fo:border-right="none" fo:border-top="0.5pt solid #000000" fo:border-bottom="none"/>
    </style:style>
    <style:style style:name="Table14" style:family="table">
      <style:table-properties style:width="6.5535in" fo:margin-left="0.0549in" table:align="left"/>
    </style:style>
    <style:style style:name="Table14.A" style:family="table-column">
      <style:table-column-properties style:column-width="0.2521in"/>
    </style:style>
    <style:style style:name="Table14.B" style:family="table-column">
      <style:table-column-properties style:column-width="4.991in"/>
    </style:style>
    <style:style style:name="Table14.D" style:family="table-column">
      <style:table-column-properties style:column-width="1.0583in"/>
    </style:style>
    <style:style style:name="Table14.A1" style:family="table-cell">
      <style:table-cell-properties fo:padding="0.0201in" fo:border="none"/>
    </style:style>
    <style:style style:name="Table15" style:family="table">
      <style:table-properties style:width="6.5535in" fo:margin-left="0.0549in" table:align="left"/>
    </style:style>
    <style:style style:name="Table15.A" style:family="table-column">
      <style:table-column-properties style:column-width="0.2521in"/>
    </style:style>
    <style:style style:name="Table15.B" style:family="table-column">
      <style:table-column-properties style:column-width="6.3014in"/>
    </style:style>
    <style:style style:name="Table1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Metropolis" fo:font-size="9pt" fo:font-weight="bold" officeooo:paragraph-rsid="00041c56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etropolis" fo:font-size="3pt" fo:font-weight="bold" officeooo:paragraph-rsid="00041c56" style:font-size-asian="2.59999990463257pt" style:font-weight-asian="bold" style:font-size-complex="3pt" style:font-weight-complex="bold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3646in"/>
        </style:tab-stops>
      </style:paragraph-properties>
      <style:text-properties style:font-name="Metropolis" fo:font-size="7pt" fo:font-weight="normal" officeooo:rsid="00041c56" officeooo:paragraph-rsid="00205d1b" style:font-size-asian="7pt" style:font-weight-asian="normal" style:font-size-complex="7pt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3646in"/>
        </style:tab-stops>
      </style:paragraph-properties>
      <style:text-properties style:font-name="Metropolis" fo:font-size="8pt" fo:font-weight="normal" officeooo:rsid="00041c56" officeooo:paragraph-rsid="00205d1b" style:font-size-asian="8pt" style:font-weight-asian="normal" style:font-size-complex="8pt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Metropolis" fo:font-size="8pt" fo:font-weight="normal" officeooo:rsid="00041c56" officeooo:paragraph-rsid="000d397c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Metropolis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Metropolis" fo:font-size="8pt" officeooo:paragraph-rsid="000e5f47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Metropolis" fo:font-size="8pt" officeooo:paragraph-rsid="000d397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Metropolis" fo:font-size="8pt" officeooo:rsid="00041c56" officeooo:paragraph-rsid="00041c56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Metropolis" fo:font-size="8pt" officeooo:rsid="00041c56" officeooo:paragraph-rsid="00041c56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Metropolis" fo:font-size="8pt" officeooo:rsid="0005dca4" officeooo:paragraph-rsid="000d397c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Metropolis" fo:font-size="8pt" officeooo:rsid="0005dca4" officeooo:paragraph-rsid="000e5f47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Metropolis" fo:font-size="8pt" officeooo:rsid="0005dca4" officeooo:paragraph-rsid="000d397c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etropolis" fo:font-size="8pt" officeooo:rsid="0005dca4" officeooo:paragraph-rsid="000e5f47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Metropolis" fo:font-size="8pt" officeooo:rsid="0005dca4" officeooo:paragraph-rsid="000d397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Metropolis" fo:font-size="8pt" officeooo:rsid="0005dca4" officeooo:paragraph-rsid="000e5f47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Metropolis" fo:font-size="8pt" officeooo:rsid="00073996" officeooo:paragraph-rsid="000d397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Metropolis" fo:font-size="8pt" officeooo:rsid="00073996" officeooo:paragraph-rsid="000e5f47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Metropolis" fo:font-size="8pt" officeooo:rsid="000950fb" officeooo:paragraph-rsid="000d397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Metropolis" fo:font-size="8pt" officeooo:rsid="000e5f47" officeooo:paragraph-rsid="000e5f47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Metropolis" fo:font-size="8pt" officeooo:rsid="0007f78f" officeooo:paragraph-rsid="000e5f47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Metropolis" fo:font-size="8pt" officeooo:rsid="00075b6b" officeooo:paragraph-rsid="000e5f47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Metropolis" fo:font-size="8pt" fo:font-weight="bold" officeooo:rsid="0005dca4" officeooo:paragraph-rsid="000e5f47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Metropolis" fo:font-size="8pt" fo:font-weight="bold" officeooo:rsid="0005dca4" officeooo:paragraph-rsid="000e5f47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Metropolis" fo:font-size="8pt" fo:font-weight="bold" officeooo:rsid="0007f78f" officeooo:paragraph-rsid="000e5f47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Metropolis" fo:font-size="8pt" fo:font-weight="bold" officeooo:rsid="00075b6b" officeooo:paragraph-rsid="000e5f4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Metropolis" fo:font-size="8pt" fo:font-style="italic" fo:font-weight="bold" officeooo:rsid="00075b6b" officeooo:paragraph-rsid="000e5f47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Metropolis" fo:font-size="8pt" fo:font-style="italic" fo:font-weight="bold" officeooo:rsid="0007f78f" officeooo:paragraph-rsid="000e5f47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Metropolis" fo:font-size="7pt" officeooo:paragraph-rsid="000e5f47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Metropolis" fo:font-size="7pt" officeooo:rsid="000950fb" officeooo:paragraph-rsid="000e5f47" style:font-size-asian="7pt" style:font-size-complex="7pt"/>
    </style:style>
    <style:style style:name="P31" style:family="paragraph" style:parent-style-name="Table_20_Contents">
      <style:paragraph-properties fo:text-align="start" style:justify-single-word="false"/>
      <style:text-properties style:font-name="Metropolis" fo:font-size="2pt" officeooo:paragraph-rsid="000e5f47" style:font-size-asian="2pt" style:font-size-complex="2pt"/>
    </style:style>
    <style:style style:name="P32" style:family="paragraph" style:parent-style-name="Table_20_Contents">
      <style:paragraph-properties fo:text-align="start" style:justify-single-word="false"/>
      <style:text-properties style:font-name="Metropolis" fo:font-size="2pt" fo:font-style="italic" fo:font-weight="bold" officeooo:rsid="00075b6b" officeooo:paragraph-rsid="000e5f47" style:font-size-asian="2pt" style:font-style-asian="italic" style:font-weight-asian="bold" style:font-size-complex="2pt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Metropolis" fo:font-size="2pt" fo:font-weight="bold" officeooo:rsid="0005dca4" officeooo:paragraph-rsid="000e5f47" style:font-size-asian="2pt" style:font-weight-asian="bold" style:font-size-complex="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Metropolis" fo:font-size="2pt" fo:font-weight="bold" officeooo:rsid="0005dca4" officeooo:paragraph-rsid="000e5f47" style:font-size-asian="2pt" style:font-weight-asian="bold" style:font-size-complex="2pt" style:font-weight-complex="bold"/>
    </style:style>
    <style:style style:name="P35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0.0957in"/>
        </style:tab-stops>
      </style:paragraph-properties>
      <style:text-properties style:font-name="Metropolis" fo:font-size="8pt" fo:font-weight="normal" officeooo:rsid="00041c56" officeooo:paragraph-rsid="000d397c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0.0957in"/>
        </style:tab-stops>
      </style:paragraph-properties>
      <style:text-properties style:font-name="Metropolis" fo:font-size="7pt" fo:font-weight="normal" officeooo:rsid="00041c56" officeooo:paragraph-rsid="000e5f47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Metropolis" fo:font-size="7pt" fo:font-weight="normal" officeooo:rsid="00041c56" officeooo:paragraph-rsid="000e5f47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3646in"/>
        </style:tab-stops>
      </style:paragraph-properties>
      <style:text-properties style:font-name="Metropolis" fo:font-size="8pt" fo:font-weight="normal" officeooo:rsid="00041c56" officeooo:paragraph-rsid="00041c56" style:font-size-asian="8pt" style:font-weight-asian="normal" style:font-size-complex="8pt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0957in"/>
        </style:tab-stops>
      </style:paragraph-properties>
      <style:text-properties style:font-name="Metropolis" fo:font-size="3pt" fo:font-weight="normal" officeooo:rsid="00073996" officeooo:paragraph-rsid="000d397c" style:font-size-asian="2.59999990463257pt" style:font-weight-asian="normal" style:font-size-complex="3pt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0957in"/>
        </style:tab-stops>
      </style:paragraph-properties>
      <style:text-properties style:font-name="Metropolis" fo:font-size="8pt" fo:font-weight="bold" officeooo:rsid="00041c56" officeooo:paragraph-rsid="000d397c" style:font-size-asian="8pt" style:font-weight-asian="bold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0.0957in"/>
        </style:tab-stops>
      </style:paragraph-properties>
      <style:text-properties style:font-name="Metropolis" fo:font-size="2pt" fo:font-weight="normal" officeooo:rsid="00041c56" officeooo:paragraph-rsid="000d397c" style:font-size-asian="2pt" style:font-weight-asian="normal" style:font-size-complex="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Metropolis" fo:font-size="8pt" officeooo:paragraph-rsid="000d397c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Metropolis" fo:font-size="8pt" officeooo:paragraph-rsid="000e5f47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Metropolis" fo:font-size="8pt" officeooo:rsid="0005dca4" officeooo:paragraph-rsid="000e5f47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Metropolis" fo:font-size="8pt" officeooo:rsid="0005dca4" officeooo:paragraph-rsid="000d397c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Metropolis" fo:font-size="8pt" officeooo:rsid="0005dca4" officeooo:paragraph-rsid="000e5f47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Metropolis" fo:font-size="8pt" officeooo:rsid="0005dca4" officeooo:paragraph-rsid="000d397c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Metropolis" fo:font-size="8pt" officeooo:rsid="0005dca4" officeooo:paragraph-rsid="000e5f47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Metropolis" fo:font-size="8pt" officeooo:rsid="0005dca4" officeooo:paragraph-rsid="000d397c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Metropolis" fo:font-size="8pt" officeooo:rsid="000e5f47" officeooo:paragraph-rsid="000e5f47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Metropolis" fo:font-size="8pt" officeooo:rsid="000950fb" officeooo:paragraph-rsid="000d397c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Metropolis" fo:font-size="8pt" fo:font-weight="bold" officeooo:rsid="0005dca4" officeooo:paragraph-rsid="004278ac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Metropolis" fo:font-size="2pt" officeooo:rsid="00073996" officeooo:paragraph-rsid="000d397c" style:font-size-asian="2pt" style:font-size-complex="2pt"/>
    </style:style>
    <style:style style:name="P54" style:family="paragraph" style:parent-style-name="Table_20_Contents">
      <style:paragraph-properties fo:text-align="start" style:justify-single-word="false"/>
      <style:text-properties style:font-name="Metropolis" fo:font-size="2pt" officeooo:rsid="00073996" officeooo:paragraph-rsid="000e5f47" style:font-size-asian="2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font-name="Metropolis" fo:font-size="2pt" officeooo:rsid="0005dca4" officeooo:paragraph-rsid="000d397c" style:font-size-asian="2pt" style:font-size-complex="2pt"/>
    </style:style>
    <style:style style:name="P56" style:family="paragraph" style:parent-style-name="Table_20_Contents">
      <style:paragraph-properties fo:text-align="start" style:justify-single-word="false"/>
      <style:text-properties style:font-name="Metropolis" fo:font-size="2pt" officeooo:rsid="0005dca4" officeooo:paragraph-rsid="000e5f47" style:font-size-asian="2pt" style:font-size-complex="2pt"/>
    </style:style>
    <style:style style:name="P57" style:family="paragraph" style:parent-style-name="Table_20_Contents">
      <style:paragraph-properties fo:text-align="center" style:justify-single-word="false"/>
      <style:text-properties style:font-name="Metropolis" fo:font-size="2pt" officeooo:rsid="0005dca4" officeooo:paragraph-rsid="000d397c" style:font-size-asian="2pt" style:font-size-complex="2pt"/>
    </style:style>
    <style:style style:name="P58" style:family="paragraph" style:parent-style-name="Table_20_Contents">
      <style:paragraph-properties fo:text-align="center" style:justify-single-word="false"/>
      <style:text-properties style:font-name="Metropolis" fo:font-size="2pt" officeooo:rsid="0005dca4" officeooo:paragraph-rsid="000e5f47" style:font-size-asian="2pt" style:font-size-complex="2pt"/>
    </style:style>
    <style:style style:name="P59" style:family="paragraph" style:parent-style-name="Table_20_Contents">
      <style:paragraph-properties fo:text-align="end" style:justify-single-word="false"/>
      <style:text-properties style:font-name="Metropolis" fo:font-size="2pt" officeooo:rsid="0005dca4" officeooo:paragraph-rsid="000d397c" style:font-size-asian="2pt" style:font-size-complex="2pt"/>
    </style:style>
    <style:style style:name="P60" style:family="paragraph" style:parent-style-name="Table_20_Contents">
      <style:paragraph-properties fo:text-align="end" style:justify-single-word="false"/>
      <style:text-properties style:font-name="Metropolis" fo:font-size="2pt" officeooo:rsid="0005dca4" officeooo:paragraph-rsid="000e5f47" style:font-size-asian="2pt" style:font-size-complex="2pt"/>
    </style:style>
    <style:style style:name="P61" style:family="paragraph" style:parent-style-name="Table_20_Contents">
      <style:paragraph-properties fo:text-align="start" style:justify-single-word="false"/>
      <style:text-properties style:font-name="Metropolis" fo:font-size="2pt" officeooo:paragraph-rsid="000e5f47" style:font-size-asian="2pt" style:font-size-complex="2pt"/>
    </style:style>
    <style:style style:name="P62" style:family="paragraph" style:parent-style-name="Table_20_Contents">
      <style:paragraph-properties fo:text-align="center" style:justify-single-word="false"/>
      <style:text-properties style:font-name="Metropolis" fo:font-size="2pt" officeooo:rsid="000e5f47" officeooo:paragraph-rsid="000e5f47" style:font-size-asian="2pt" style:font-size-complex="2pt"/>
    </style:style>
    <style:style style:name="P63" style:family="paragraph" style:parent-style-name="Table_20_Contents">
      <style:paragraph-properties fo:text-align="start" style:justify-single-word="false"/>
      <style:text-properties style:font-name="Metropolis" fo:font-size="2pt" officeooo:rsid="0007f78f" officeooo:paragraph-rsid="000e5f47" style:font-size-asian="2pt" style:font-size-complex="2pt"/>
    </style:style>
    <style:style style:name="P64" style:family="paragraph" style:parent-style-name="Table_20_Contents">
      <style:paragraph-properties fo:text-align="start" style:justify-single-word="false"/>
      <style:text-properties style:font-name="Metropolis" fo:font-size="2pt" officeooo:rsid="00075b6b" officeooo:paragraph-rsid="000e5f47" style:font-size-asian="2pt" style:font-size-complex="2pt"/>
    </style:style>
    <style:style style:name="T1" style:family="text">
      <style:text-properties officeooo:rsid="00093ad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26f8c"/>
    </style:style>
    <style:style style:name="T5" style:family="text">
      <style:text-properties officeooo:rsid="004278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list xml:id="list7600633526461642197" text:style-name="L1">
              <text:list-header>
                <text:p text:style-name="P39"/>
              </text:list-header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A"/>
              <table:table-column table:style-name="Table2.G"/>
              <table:table-column table:style-name="Table2.A"/>
              <table:table-column table:style-name="Table2.I"/>
              <table:table-row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list xml:id="list162011429158508" text:continue-numbering="true" text:style-name="L1">
                    <text:list-header>
                      <text:p text:style-name="P40">PLB</text:p>
                    </text:list-header>
                  </text:list>
                </table:table-cell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3"/>
                </table:table-cell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17">1</text:p>
                </table:table-cell>
                <table:table-cell table:style-name="Table2.A1" office:value-type="string">
                  <text:p text:style-name="P5">Sewa Gudang/Lapangan Periode : </text:p>
                </table:table-cell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3"/>
                </table:table-cell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3"/>
                </table:table-cell>
              </table:table-row>
              <table:table-row>
                <table:table-cell table:style-name="Table2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sewa_gudang_lap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8"/>
                </table:table-cell>
                <table:table-cell table:style-name="Table2.A1" office:value-type="string">
                  <text:p text:style-name="P8"><text:text-input text:description="&lt;o.invoice_line.filtered(lambda r: r.product_id.categ_id.id in get_product_categ(&quot;edii_product_categ_sewa_gudang_lap&quot;))[index_detail].name&gt;">DESCRIPTION</text:text-input></text:p>
                </table:table-cell>
                <table:table-cell table:style-name="Table2.A1" office:value-type="string">
                  <text:p text:style-name="P13"><text:text-input text:description="&lt;o.invoice_line.filtered(lambda r: r.product_id.categ_id.id in get_product_categ(&quot;edii_product_categ_sewa_gudang_lap&quot;))[index_detail].quantity&gt;">Qty</text:text-input></text:p>
                </table:table-cell>
                <table:table-cell table:style-name="Table2.A1" office:value-type="string">
                  <text:p text:style-name="P15"><text:text-input text:description="&lt;o.invoice_line.filtered(lambda r: r.product_id.categ_id.id in get_product_categ(&quot;edii_product_categ_sewa_gudang_lap&quot;))[index_detail].uos_id&gt;">UOM</text:text-input></text:p>
                </table:table-cell>
                <table:table-cell table:style-name="Table2.A1" office:value-type="string">
                  <text:p text:style-name="P19">x</text:p>
                </table:table-cell>
                <table:table-cell table:style-name="Table2.A1" office:value-type="string">
                  <text:p text:style-name="P15"><text:text-input text:description="&lt;o.currency_id.symbol&gt;">CURR</text:text-input></text:p>
                </table:table-cell>
                <table:table-cell table:style-name="Table2.A1" office:value-type="string">
                  <text:p text:style-name="P13"><text:text-input text:description="&lt;formatLang(o.invoice_line.filtered(lambda r: r.product_id.categ_id.id in get_product_categ(&quot;edii_product_categ_sewa_gudang_lap&quot;))[index_detail].price_unit, dp=&quot;DP Fulfillment Service&quot;)&gt;">PRICE</text:text-input></text:p>
                </table:table-cell>
                <table:table-cell table:style-name="Table2.A1" office:value-type="string">
                  <text:p text:style-name="P11"><text:text-input text:description="&lt;o.currency_id.symbol&gt;">CURR</text:text-input></text:p>
                </table:table-cell>
                <table:table-cell table:style-name="Table2.A1" office:value-type="string">
                  <text:p text:style-name="P13"><text:text-input text:description="&lt;formatLang(o.invoice_line.filtered(lambda r: r.product_id.categ_id.id in get_product_categ(&quot;edii_product_categ_sewa_gudang_lap&quot;))[index_detail].price_subtotal, dp=&quot;DP Fulfillment Service&quot;)&gt;">SUBTOTAL</text:text-input></text:p>
                </table:table-cell>
              </table:table-row>
              <table:table-row>
                <table:table-cell table:style-name="Table2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A"/>
              <table:table-column table:style-name="Table8.G"/>
              <table:table-column table:style-name="Table8.A"/>
              <table:table-column table:style-name="Table8.I"/>
              <table:table-row>
                <table:table-cell table:style-name="Table8.A1" office:value-type="string">
                  <text:p text:style-name="P53"/>
                </table:table-cell>
                <table:table-cell table:style-name="Table8.A1" office:value-type="string">
                  <text:p text:style-name="P41"/>
                </table:table-cell>
                <table:table-cell table:style-name="Table8.A1" office:value-type="string">
                  <text:p text:style-name="P55"/>
                </table:table-cell>
                <table:table-cell table:style-name="Table8.A1" office:value-type="string">
                  <text:p text:style-name="P57"/>
                </table:table-cell>
                <table:table-cell table:style-name="Table8.A1" office:value-type="string">
                  <text:p text:style-name="P57"/>
                </table:table-cell>
                <table:table-cell table:style-name="Table8.A1" office:value-type="string">
                  <text:p text:style-name="P57"/>
                </table:table-cell>
                <table:table-cell table:style-name="Table8.A1" office:value-type="string">
                  <text:p text:style-name="P59"/>
                </table:table-cell>
                <table:table-cell table:style-name="Table8.A1" office:value-type="string">
                  <text:p text:style-name="P55"/>
                </table:table-cell>
                <table:table-cell table:style-name="Table8.A1" office:value-type="string">
                  <text:p text:style-name="P59"/>
                </table:table-cell>
              </table:table-row>
              <table:table-row>
                <table:table-cell table:style-name="Table8.A1" office:value-type="string">
                  <text:p text:style-name="P17">2</text:p>
                </table:table-cell>
                <table:table-cell table:style-name="Table8.A1" office:value-type="string">
                  <text:p text:style-name="P35">Stripping </text:p>
                </table:table-cell>
                <table:table-cell table:style-name="Table8.A1" office:value-type="string">
                  <text:p text:style-name="P11"/>
                </table:table-cell>
                <table:table-cell table:style-name="Table8.A1" office:value-type="string">
                  <text:p text:style-name="P15"/>
                </table:table-cell>
                <table:table-cell table:style-name="Table8.A1" office:value-type="string">
                  <text:p text:style-name="P15"/>
                </table:table-cell>
                <table:table-cell table:style-name="Table8.A1" office:value-type="string">
                  <text:p text:style-name="P15"/>
                </table:table-cell>
                <table:table-cell table:style-name="Table8.A1" office:value-type="string">
                  <text:p text:style-name="P13"/>
                </table:table-cell>
                <table:table-cell table:style-name="Table8.A1" office:value-type="string">
                  <text:p text:style-name="P11"/>
                </table:table-cell>
                <table:table-cell table:style-name="Table8.A1" office:value-type="string">
                  <text:p text:style-name="P13"/>
                </table:table-cell>
              </table:table-row>
              <table:table-row>
                <table:table-cell table:style-name="Table8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stripping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.A1" office:value-type="string">
                  <text:p text:style-name="P7"/>
                </table:table-cell>
                <table:table-cell table:style-name="Table8.A1" office:value-type="string">
                  <text:p text:style-name="P7"><text:text-input text:description="&lt;o.invoice_line.filtered(lambda r: r.product_id.categ_id.id in get_product_categ(&quot;edii_product_categ_stripping&quot;))[index_detail].name&gt;">DESCR</text:text-input></text:p>
                </table:table-cell>
                <table:table-cell table:style-name="Table8.A1" office:value-type="string">
                  <text:p text:style-name="P14"><text:text-input text:description="&lt;o.invoice_line.filtered(lambda r: r.product_id.categ_id.id in get_product_categ(&quot;edii_product_categ_stripping&quot;))[index_detail].quantity&gt;">QTY</text:text-input></text:p>
                </table:table-cell>
                <table:table-cell table:style-name="Table8.A1" office:value-type="string">
                  <text:p text:style-name="P16"><text:text-input text:description="&lt;o.invoice_line.filtered(lambda r: r.product_id.categ_id.id in get_product_categ(&quot;edii_product_categ_stripping&quot;))[index_detail].uos_id&gt;">UOM</text:text-input></text:p>
                </table:table-cell>
                <table:table-cell table:style-name="Table8.A1" office:value-type="string">
                  <text:p text:style-name="P20">x</text:p>
                </table:table-cell>
                <table:table-cell table:style-name="Table8.A1" office:value-type="string">
                  <text:p text:style-name="P16"><text:text-input text:description="&lt;o.currency_id.symbol&gt;">CUR</text:text-input></text:p>
                </table:table-cell>
                <table:table-cell table:style-name="Table8.A1" office:value-type="string">
                  <text:p text:style-name="P14"><text:text-input text:description="&lt;formatLang(o.invoice_line.filtered(lambda r: r.product_id.categ_id.id in get_product_categ(&quot;edii_product_categ_stripping&quot;))[index_detail].price_unit, dp=&quot;DP Fulfillment Service&quot;)&gt;">PRICE</text:text-input></text:p>
                </table:table-cell>
                <table:table-cell table:style-name="Table8.A1" office:value-type="string">
                  <text:p text:style-name="P12"><text:text-input text:description="&lt;o.currency_id.symbol&gt;">CUR</text:text-input></text:p>
                </table:table-cell>
                <table:table-cell table:style-name="Table8.A1" office:value-type="string">
                  <text:p text:style-name="P14"><text:text-input text:description="&lt;formatLang(o.invoice_line.filtered(lambda r: r.product_id.categ_id.id in get_product_categ(&quot;edii_product_categ_stripping&quot;))[index_detail].price_subtotal, dp=&quot;DP Fulfillment Service&quot;)&gt;">SUB TOTAL</text:text-input></text:p>
                </table:table-cell>
              </table:table-row>
              <table:table-row>
                <table:table-cell table:style-name="Table8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A"/>
              <table:table-column table:style-name="Table3.G"/>
              <table:table-column table:style-name="Table3.A"/>
              <table:table-column table:style-name="Table3.I"/>
              <table:table-row>
                <table:table-cell table:style-name="Table3.A1" office:value-type="string">
                  <text:p text:style-name="P54"/>
                </table:table-cell>
                <table:table-cell table:style-name="Table3.A1" office:value-type="string">
                  <text:p text:style-name="P31"/>
                </table:table-cell>
                <table:table-cell table:style-name="Table3.A1" office:value-type="string">
                  <text:p text:style-name="P60"/>
                </table:table-cell>
                <table:table-cell table:style-name="Table3.A1" office:value-type="string">
                  <text:p text:style-name="P58"/>
                </table:table-cell>
                <table:table-cell table:style-name="Table3.A1" office:value-type="string">
                  <text:p text:style-name="P62"/>
                </table:table-cell>
                <table:table-cell table:style-name="Table3.A1" office:value-type="string">
                  <text:p text:style-name="P58"/>
                </table:table-cell>
                <table:table-cell table:style-name="Table3.A1" office:value-type="string">
                  <text:p text:style-name="P60"/>
                </table:table-cell>
                <table:table-cell table:style-name="Table3.A1" office:value-type="string">
                  <text:p text:style-name="P56"/>
                </table:table-cell>
                <table:table-cell table:style-name="Table3.A1" office:value-type="string">
                  <text:p text:style-name="P60"/>
                </table:table-cell>
              </table:table-row>
              <table:table-row>
                <table:table-cell table:style-name="Table3.A1" office:value-type="string">
                  <text:p text:style-name="P18">3</text:p>
                </table:table-cell>
                <table:table-cell table:style-name="Table3.A1" office:value-type="string">
                  <text:p text:style-name="P7">Stuffing</text:p>
                </table:table-cell>
                <table:table-cell table:style-name="Table3.A1" office:value-type="string">
                  <text:p text:style-name="P14"/>
                </table:table-cell>
                <table:table-cell table:style-name="Table3.A1" office:value-type="string">
                  <text:p text:style-name="P16"/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16"/>
                </table:table-cell>
                <table:table-cell table:style-name="Table3.A1" office:value-type="string">
                  <text:p text:style-name="P14"/>
                </table:table-cell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4"/>
                </table:table-cell>
              </table:table-row>
              <table:table-row>
                <table:table-cell table:style-name="Table3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stuffing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7"><text:text-input text:description="&lt;o.invoice_line.filtered(lambda r: r.product_id.categ_id.id in get_product_categ(&quot;edii_product_categ_stuffing&quot;))[index_detail].name&gt;">DESCR</text:text-input></text:p>
                </table:table-cell>
                <table:table-cell table:style-name="Table3.A1" office:value-type="string">
                  <text:p text:style-name="P14"><text:text-input text:description="&lt;o.invoice_line.filtered(lambda r: r.product_id.categ_id.id in get_product_categ(&quot;edii_product_categ_stuffing&quot;))[index_detail].quantity&gt;">QTY</text:text-input></text:p>
                </table:table-cell>
                <table:table-cell table:style-name="Table3.A1" office:value-type="string">
                  <text:p text:style-name="P16"><text:text-input text:description="&lt;o.invoice_line.filtered(lambda r: r.product_id.categ_id.id in get_product_categ(&quot;edii_product_categ_stuffing&quot;))[index_detail].uos_id&gt;">UOM</text:text-input></text:p>
                </table:table-cell>
                <table:table-cell table:style-name="Table3.A1" office:value-type="string">
                  <text:p text:style-name="P20">x</text:p>
                </table:table-cell>
                <table:table-cell table:style-name="Table3.A1" office:value-type="string">
                  <text:p text:style-name="P16"><text:text-input text:description="&lt;o.currency_id.symbol&gt;">CUR</text:text-input></text:p>
                </table:table-cell>
                <table:table-cell table:style-name="Table3.A1" office:value-type="string">
                  <text:p text:style-name="P14"><text:text-input text:description="&lt;formatLang(o.invoice_line.filtered(lambda r: r.product_id.categ_id.id in get_product_categ(&quot;edii_product_categ_stuffing&quot;))[index_detail].price_unit, dp=&quot;DP Fulfillment Service&quot;)&gt;">PRICE</text:text-input></text:p>
                </table:table-cell>
                <table:table-cell table:style-name="Table3.A1" office:value-type="string">
                  <text:p text:style-name="P12"><text:text-input text:description="&lt;o.currency_id.symbol&gt;">CUR</text:text-input></text:p>
                </table:table-cell>
                <table:table-cell table:style-name="Table3.A1" office:value-type="string">
                  <text:p text:style-name="P14"><text:text-input text:description="&lt;formatLang(o.invoice_line.filtered(lambda r: r.product_id.categ_id.id in get_product_categ(&quot;edii_product_categ_stuffing&quot;))[index_detail].price_subtotal, dp=&quot;DP Fulfillment Service&quot;)&gt;">SUB TOTAL</text:text-input></text:p>
                </table:table-cell>
              </table:table-row>
              <table:table-row>
                <table:table-cell table:style-name="Table3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A"/>
              <table:table-column table:style-name="Table4.G"/>
              <table:table-column table:style-name="Table4.A"/>
              <table:table-column table:style-name="Table4.I"/>
              <table:table-row>
                <table:table-cell table:style-name="Table4.A1" office:value-type="string">
                  <text:p text:style-name="P54"/>
                </table:table-cell>
                <table:table-cell table:style-name="Table4.A1" office:value-type="string">
                  <text:p text:style-name="P31"/>
                </table:table-cell>
                <table:table-cell table:style-name="Table4.A1" office:value-type="string">
                  <text:p text:style-name="P56"/>
                </table:table-cell>
                <table:table-cell table:style-name="Table4.A1" office:value-type="string">
                  <text:p text:style-name="P58"/>
                </table:table-cell>
                <table:table-cell table:style-name="Table4.A1" office:value-type="string">
                  <text:p text:style-name="P58"/>
                </table:table-cell>
                <table:table-cell table:style-name="Table4.A1" office:value-type="string">
                  <text:p text:style-name="P58"/>
                </table:table-cell>
                <table:table-cell table:style-name="Table4.A1" office:value-type="string">
                  <text:p text:style-name="P60"/>
                </table:table-cell>
                <table:table-cell table:style-name="Table4.A1" office:value-type="string">
                  <text:p text:style-name="P56"/>
                </table:table-cell>
                <table:table-cell table:style-name="Table4.A1" office:value-type="string">
                  <text:p text:style-name="P60"/>
                </table:table-cell>
              </table:table-row>
              <table:table-row>
                <table:table-cell table:style-name="Table4.A1" office:value-type="string">
                  <text:p text:style-name="P18">4</text:p>
                </table:table-cell>
                <table:table-cell table:style-name="Table4.A1" office:value-type="string">
                  <text:p text:style-name="P7">Lift Off Kontainer Isi </text:p>
                </table:table-cell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4"/>
                </table:table-cell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ext:p text:style-name="P14"/>
                </table:table-cell>
              </table:table-row>
              <table:table-row>
                <table:table-cell table:style-name="Table4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lift_off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7"/>
                </table:table-cell>
                <table:table-cell table:style-name="Table4.A1" office:value-type="string">
                  <text:p text:style-name="P7"><text:text-input text:description="&lt;o.invoice_line.filtered(lambda r: r.product_id.categ_id.id in get_product_categ(&quot;edii_product_categ_lift_off&quot;))[index_detail].name&gt;">DESCR</text:text-input></text:p>
                </table:table-cell>
                <table:table-cell table:style-name="Table4.A1" office:value-type="string">
                  <text:p text:style-name="P14"><text:text-input text:description="&lt;o.invoice_line.filtered(lambda r: r.product_id.categ_id.id in get_product_categ(&quot;edii_product_categ_lift_off&quot;))[index_detail].quantity&gt;">QTY</text:text-input></text:p>
                </table:table-cell>
                <table:table-cell table:style-name="Table4.A1" office:value-type="string">
                  <text:p text:style-name="P16"><text:text-input text:description="&lt;o.invoice_line.filtered(lambda r: r.product_id.categ_id.id in get_product_categ(&quot;edii_product_categ_lift_off&quot;))[index_detail].uos_id&gt;">UOM</text:text-input></text:p>
                </table:table-cell>
                <table:table-cell table:style-name="Table4.A1" office:value-type="string">
                  <text:p text:style-name="P20">x</text:p>
                </table:table-cell>
                <table:table-cell table:style-name="Table4.A1" office:value-type="string">
                  <text:p text:style-name="P16"><text:text-input text:description="&lt;o.currency_id.symbol&gt;">CUR</text:text-input></text:p>
                </table:table-cell>
                <table:table-cell table:style-name="Table4.A1" office:value-type="string">
                  <text:p text:style-name="P14"><text:text-input text:description="&lt;formatLang(o.invoice_line.filtered(lambda r: r.product_id.categ_id.id in get_product_categ(&quot;edii_product_categ_lift_off&quot;))[index_detail].price_unit, dp=&quot;DP Fulfillment Service&quot;)&gt;">PRICE</text:text-input></text:p>
                </table:table-cell>
                <table:table-cell table:style-name="Table4.A1" office:value-type="string">
                  <text:p text:style-name="P12"><text:text-input text:description="&lt;o.currency_id.symbol&gt;">CUR</text:text-input></text:p>
                </table:table-cell>
                <table:table-cell table:style-name="Table4.A1" office:value-type="string">
                  <text:p text:style-name="P14"><text:text-input text:description="&lt;formatLang(o.invoice_line.filtered(lambda r: r.product_id.categ_id.id in get_product_categ(&quot;edii_product_categ_lift_off&quot;))[index_detail].price_subtotal, dp=&quot;DP Fulfillment Service&quot;)&gt;">SUB TOTAL</text:text-input></text:p>
                </table:table-cell>
              </table:table-row>
              <table:table-row>
                <table:table-cell table:style-name="Table4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A"/>
              <table:table-column table:style-name="Table5.G"/>
              <table:table-column table:style-name="Table5.A"/>
              <table:table-column table:style-name="Table5.I"/>
              <table:table-row>
                <table:table-cell table:style-name="Table5.A1" office:value-type="string">
                  <text:p text:style-name="P54"/>
                </table:table-cell>
                <table:table-cell table:style-name="Table5.A1" office:value-type="string">
                  <text:p text:style-name="P31"/>
                </table:table-cell>
                <table:table-cell table:style-name="Table5.A1" office:value-type="string">
                  <text:p text:style-name="P56"/>
                </table:table-cell>
                <table:table-cell table:style-name="Table5.A1" office:value-type="string">
                  <text:p text:style-name="P58"/>
                </table:table-cell>
                <table:table-cell table:style-name="Table5.A1" office:value-type="string">
                  <text:p text:style-name="P58"/>
                </table:table-cell>
                <table:table-cell table:style-name="Table5.A1" office:value-type="string">
                  <text:p text:style-name="P58"/>
                </table:table-cell>
                <table:table-cell table:style-name="Table5.A1" office:value-type="string">
                  <text:p text:style-name="P60"/>
                </table:table-cell>
                <table:table-cell table:style-name="Table5.A1" office:value-type="string">
                  <text:p text:style-name="P56"/>
                </table:table-cell>
                <table:table-cell table:style-name="Table5.A1" office:value-type="string">
                  <text:p text:style-name="P60"/>
                </table:table-cell>
              </table:table-row>
              <table:table-row>
                <table:table-cell table:style-name="Table5.A1" office:value-type="string">
                  <text:p text:style-name="P18">5</text:p>
                </table:table-cell>
                <table:table-cell table:style-name="Table5.A1" office:value-type="string">
                  <text:p text:style-name="P7">Lift On Kontainer Kosong </text:p>
                </table:table-cell>
                <table:table-cell table:style-name="Table5.A1" office:value-type="string">
                  <text:p text:style-name="P12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12"/>
                </table:table-cell>
                <table:table-cell table:style-name="Table5.A1" office:value-type="string">
                  <text:p text:style-name="P14"/>
                </table:table-cell>
              </table:table-row>
              <table:table-row>
                <table:table-cell table:style-name="Table5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lift_on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.A1" office:value-type="string">
                  <text:p text:style-name="P7"/>
                </table:table-cell>
                <table:table-cell table:style-name="Table5.A1" office:value-type="string">
                  <text:p text:style-name="P7"><text:text-input text:description="&lt;o.invoice_line.filtered(lambda r: r.product_id.categ_id.id in get_product_categ(&quot;edii_product_categ_lift_on&quot;))[index_detail].name&gt;">DESCR</text:text-input></text:p>
                </table:table-cell>
                <table:table-cell table:style-name="Table5.A1" office:value-type="string">
                  <text:p text:style-name="P14"><text:text-input text:description="&lt;o.invoice_line.filtered(lambda r: r.product_id.categ_id.id in get_product_categ(&quot;edii_product_categ_lift_on&quot;))[index_detail].quantity&gt;">QTY</text:text-input></text:p>
                </table:table-cell>
                <table:table-cell table:style-name="Table5.A1" office:value-type="string">
                  <text:p text:style-name="P16"><text:text-input text:description="&lt;o.invoice_line.filtered(lambda r: r.product_id.categ_id.id in get_product_categ(&quot;edii_product_categ_lift_on&quot;))[index_detail].uos_id&gt;">UOM</text:text-input></text:p>
                </table:table-cell>
                <table:table-cell table:style-name="Table5.A1" office:value-type="string">
                  <text:p text:style-name="P20">x</text:p>
                </table:table-cell>
                <table:table-cell table:style-name="Table5.A1" office:value-type="string">
                  <text:p text:style-name="P16"><text:text-input text:description="&lt;o.currency_id.symbol&gt;">CUR</text:text-input></text:p>
                </table:table-cell>
                <table:table-cell table:style-name="Table5.A1" office:value-type="string">
                  <text:p text:style-name="P14"><text:text-input text:description="&lt;formatLang(o.invoice_line.filtered(lambda r: r.product_id.categ_id.id in get_product_categ(&quot;edii_product_categ_lift_on&quot;))[index_detail].price_unit, dp=&quot;DP Fulfillment Service&quot;)&gt;">PRICE</text:text-input></text:p>
                </table:table-cell>
                <table:table-cell table:style-name="Table5.A1" office:value-type="string">
                  <text:p text:style-name="P12"><text:text-input text:description="&lt;o.currency_id.symbol&gt;">CUR</text:text-input></text:p>
                </table:table-cell>
                <table:table-cell table:style-name="Table5.A1" office:value-type="string">
                  <text:p text:style-name="P14"><text:text-input text:description="&lt;formatLang(o.invoice_line.filtered(lambda r: r.product_id.categ_id.id in get_product_categ(&quot;edii_product_categ_lift_on&quot;))[index_detail].price_subtotal, dp=&quot;DP Fulfillment Service&quot;)&gt;">SUB TOTAL</text:text-input></text:p>
                </table:table-cell>
              </table:table-row>
              <table:table-row>
                <table:table-cell table:style-name="Table5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A"/>
              <table:table-column table:style-name="Table6.G"/>
              <table:table-column table:style-name="Table6.A"/>
              <table:table-column table:style-name="Table6.I"/>
              <table:table-row>
                <table:table-cell table:style-name="Table6.A1" office:value-type="string">
                  <text:p text:style-name="P54"/>
                </table:table-cell>
                <table:table-cell table:style-name="Table6.A1" office:value-type="string">
                  <text:p text:style-name="P31"/>
                </table:table-cell>
                <table:table-cell table:style-name="Table6.A1" office:value-type="string">
                  <text:p text:style-name="P56"/>
                </table:table-cell>
                <table:table-cell table:style-name="Table6.A1" office:value-type="string">
                  <text:p text:style-name="P58"/>
                </table:table-cell>
                <table:table-cell table:style-name="Table6.A1" office:value-type="string">
                  <text:p text:style-name="P58"/>
                </table:table-cell>
                <table:table-cell table:style-name="Table6.A1" office:value-type="string">
                  <text:p text:style-name="P58"/>
                </table:table-cell>
                <table:table-cell table:style-name="Table6.A1" office:value-type="string">
                  <text:p text:style-name="P60"/>
                </table:table-cell>
                <table:table-cell table:style-name="Table6.A1" office:value-type="string">
                  <text:p text:style-name="P56"/>
                </table:table-cell>
                <table:table-cell table:style-name="Table6.A1" office:value-type="string">
                  <text:p text:style-name="P60"/>
                </table:table-cell>
              </table:table-row>
              <table:table-row>
                <table:table-cell table:style-name="Table6.A1" office:value-type="string">
                  <text:p text:style-name="P18">6</text:p>
                </table:table-cell>
                <table:table-cell table:style-name="Table6.A1" office:value-type="string">
                  <text:p text:style-name="P7">PPN 10%</text:p>
                </table:table-cell>
                <table:table-cell table:style-name="Table6.A1" office:value-type="string">
                  <text:p text:style-name="P12"/>
                </table:table-cell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2"/>
                </table:table-cell>
                <table:table-cell table:style-name="Table6.A1" office:value-type="string">
                  <text:p text:style-name="P14"/>
                </table:table-cell>
              </table:table-row>
              <table:table-row>
                <table:table-cell table:style-name="Table6.A1" table:number-columns-spanned="9" office:value-type="string">
                  <text:p text:style-name="P7"><text:text-input text:description="&lt;for each=&quot;index_detail in range(0, len(o.tax_line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6.A1" office:value-type="string">
                  <text:p text:style-name="P7"/>
                </table:table-cell>
                <table:table-cell table:style-name="Table6.A1" table:number-columns-spanned="6" office:value-type="string">
                  <text:p text:style-name="P7"><text:text-input text:description="&lt;o.tax_line[index_detail].name&gt;">DESC TAX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6.A1" office:value-type="string">
                  <text:p text:style-name="P12"><text:text-input text:description="&lt;o.currency_id.symbol&gt;">CUR</text:text-input></text:p>
                </table:table-cell>
                <table:table-cell table:style-name="Table6.A1" office:value-type="string">
                  <text:p text:style-name="P14"><text:text-input text:description="&lt;formatLang(o.tax_line[index_detail].amount, dp='DPP Bukti Potong')&gt;">SUB TOTAL</text:text-input></text:p>
                </table:table-cell>
              </table:table-row>
              <table:table-row>
                <table:table-cell table:style-name="Table6.A1" table:number-columns-spanned="9" office:value-type="string">
                  <text:p text:style-name="P7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column table:style-name="Table7.A"/>
              <table:table-column table:style-name="Table7.D"/>
              <table:table-row>
                <table:table-cell table:style-name="Table7.A1" office:value-type="string">
                  <text:p text:style-name="P31"/>
                </table:table-cell>
                <table:table-cell table:style-name="Table7.A1" office:value-type="string">
                  <text:p text:style-name="P32"/>
                </table:table-cell>
                <table:table-cell table:style-name="Table7.C1" office:value-type="string">
                  <text:p text:style-name="P33"/>
                </table:table-cell>
                <table:table-cell table:style-name="Table7.C1" office:value-type="string">
                  <text:p text:style-name="P34"/>
                </table:table-cell>
              </table:table-row>
              <table:table-row>
                <table:table-cell table:style-name="Table7.A1" office:value-type="string">
                  <text:p text:style-name="P29"/>
                </table:table-cell>
                <table:table-cell table:style-name="Table7.A1" office:value-type="string">
                  <text:p text:style-name="P27">S<text:span text:style-name="T4">ub Total</text:span></text:p>
                </table:table-cell>
                <table:table-cell table:style-name="Table7.A1" office:value-type="string">
                  <text:p text:style-name="P23"><text:text-input text:description="&lt;o.currency_id.symbol&gt;">CUR</text:text-input></text:p>
                </table:table-cell>
                <table:table-cell table:style-name="Table7.A1" office:value-type="string">
                  <text:p text:style-name="P24"><text:text-input text:description="&lt;formatLang(reduce(lambda x, y: x + y, (o.invoice_line.filtered(lambda r: r.product_id.categ_id.id in get_product_categ(&quot;edii_product_categ_sewa_gudang_lap&quot;,&quot;edii_product_categ_stripping&quot;,&quot;edii_product_categ_stuffing&quot;,&quot;edii_product_categ_lift_off&quot;,&quot;edii_product_categ_lift_on&quot;)).mapped(&quot;price_subtotal_gross&quot;)), 0.0), dp=&quot;DP Fulfillment Service&quot;)&gt;">SUB TUTAL PLB</text:text-input></text:p>
                </table:table-cell>
              </table:table-row>
            </table:table>
            <text:p text:style-name="P36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A"/>
              <table:table-column table:style-name="Table9.G"/>
              <table:table-column table:style-name="Table9.A"/>
              <table:table-column table:style-name="Table9.I"/>
              <table:table-row>
                <table:table-cell table:style-name="Table9.A1" office:value-type="string">
                  <text:p text:style-name="P7"/>
                </table:table-cell>
                <table:table-cell table:style-name="Table9.A1" office:value-type="string">
                  <text:p text:style-name="P26">LOGISTIK</text:p>
                </table:table-cell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4"/>
                </table:table-cell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14"/>
                </table:table-cell>
              </table:table-row>
              <table:table-row>
                <table:table-cell table:style-name="Table9.A1" office:value-type="string">
                  <text:p text:style-name="P21">7</text:p>
                </table:table-cell>
                <table:table-cell table:style-name="Table9.A1" office:value-type="string">
                  <text:p text:style-name="P7">Jasa Angkutan Import</text:p>
                </table:table-cell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4"/>
                </table:table-cell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14"/>
                </table:table-cell>
              </table:table-row>
              <table:table-row>
                <table:table-cell table:style-name="Table9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jasa_angkutan_import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9.A1" office:value-type="string">
                  <text:p text:style-name="P8"/>
                </table:table-cell>
                <table:table-cell table:style-name="Table9.A1" office:value-type="string">
                  <text:p text:style-name="P8"><text:text-input text:description="&lt;o.invoice_line.filtered(lambda r: r.product_id.categ_id.id in get_product_categ(&quot;edii_product_categ_jasa_angkutan_import&quot;))[index_detail].name&gt;">DESCRIPTION</text:text-input></text:p>
                </table:table-cell>
                <table:table-cell table:style-name="Table9.A1" office:value-type="string">
                  <text:p text:style-name="P13"><text:text-input text:description="&lt;o.invoice_line.filtered(lambda r: r.product_id.categ_id.id in get_product_categ(&quot;edii_product_categ_jasa_angkutan_import&quot;))[index_detail].quantity&gt;">Qty</text:text-input></text:p>
                </table:table-cell>
                <table:table-cell table:style-name="Table9.A1" office:value-type="string">
                  <text:p text:style-name="P15"><text:text-input text:description="&lt;o.invoice_line.filtered(lambda r: r.product_id.categ_id.id in get_product_categ(&quot;edii_product_categ_jasa_angkutan_import&quot;))[index_detail].uos_id&gt;">UOM</text:text-input></text:p>
                </table:table-cell>
                <table:table-cell table:style-name="Table9.A1" office:value-type="string">
                  <text:p text:style-name="P19">x</text:p>
                </table:table-cell>
                <table:table-cell table:style-name="Table9.A1" office:value-type="string">
                  <text:p text:style-name="P15"><text:text-input text:description="&lt;o.currency_id.symbol&gt;">CURR</text:text-input></text:p>
                </table:table-cell>
                <table:table-cell table:style-name="Table9.A1" office:value-type="string">
                  <text:p text:style-name="P13"><text:text-input text:description="&lt;formatLang(o.invoice_line.filtered(lambda r: r.product_id.categ_id.id in get_product_categ(&quot;edii_product_categ_jasa_angkutan_import&quot;))[index_detail].price_unit, dp=&quot;DP Fulfillment Service&quot;)&gt;">PRICE</text:text-input></text:p>
                </table:table-cell>
                <table:table-cell table:style-name="Table9.A1" office:value-type="string">
                  <text:p text:style-name="P11"><text:text-input text:description="&lt;o.currency_id.symbol&gt;">CURR</text:text-input></text:p>
                </table:table-cell>
                <table:table-cell table:style-name="Table9.A1" office:value-type="string">
                  <text:p text:style-name="P13"><text:text-input text:description="&lt;formatLang(o.invoice_line.filtered(lambda r: r.product_id.categ_id.id in get_product_categ(&quot;edii_product_categ_jasa_angkutan_import&quot;))[index_detail].price_subtotal, dp=&quot;DP Fulfillment Service&quot;)&gt;">SUBTOTAL</text:text-input></text:p>
                </table:table-cell>
              </table:table-row>
              <table:table-row>
                <table:table-cell table:style-name="Table9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column table:style-name="Table10.A"/>
              <table:table-column table:style-name="Table10.G"/>
              <table:table-column table:style-name="Table10.A"/>
              <table:table-column table:style-name="Table10.I"/>
              <table:table-row>
                <table:table-cell table:style-name="Table10.A1" office:value-type="string">
                  <text:p text:style-name="P63"/>
                </table:table-cell>
                <table:table-cell table:style-name="Table10.A1" office:value-type="string">
                  <text:p text:style-name="P31"/>
                </table:table-cell>
                <table:table-cell table:style-name="Table10.A1" office:value-type="string">
                  <text:p text:style-name="P56"/>
                </table:table-cell>
                <table:table-cell table:style-name="Table10.A1" office:value-type="string">
                  <text:p text:style-name="P58"/>
                </table:table-cell>
                <table:table-cell table:style-name="Table10.A1" office:value-type="string">
                  <text:p text:style-name="P58"/>
                </table:table-cell>
                <table:table-cell table:style-name="Table10.A1" office:value-type="string">
                  <text:p text:style-name="P58"/>
                </table:table-cell>
                <table:table-cell table:style-name="Table10.A1" office:value-type="string">
                  <text:p text:style-name="P60"/>
                </table:table-cell>
                <table:table-cell table:style-name="Table10.A1" office:value-type="string">
                  <text:p text:style-name="P56"/>
                </table:table-cell>
                <table:table-cell table:style-name="Table10.A1" office:value-type="string">
                  <text:p text:style-name="P60"/>
                </table:table-cell>
              </table:table-row>
              <table:table-row>
                <table:table-cell table:style-name="Table10.A1" office:value-type="string">
                  <text:p text:style-name="P21">8</text:p>
                </table:table-cell>
                <table:table-cell table:style-name="Table10.A1" office:value-type="string">
                  <text:p text:style-name="P7">Biaya Pihak ke-3</text:p>
                </table:table-cell>
                <table:table-cell table:style-name="Table10.A1" office:value-type="string">
                  <text:p text:style-name="P12"/>
                </table:table-cell>
                <table:table-cell table:style-name="Table10.A1" office:value-type="string">
                  <text:p text:style-name="P16"/>
                </table:table-cell>
                <table:table-cell table:style-name="Table10.A1" office:value-type="string">
                  <text:p text:style-name="P16"/>
                </table:table-cell>
                <table:table-cell table:style-name="Table10.A1" office:value-type="string">
                  <text:p text:style-name="P16"/>
                </table:table-cell>
                <table:table-cell table:style-name="Table10.A1" office:value-type="string">
                  <text:p text:style-name="P14"/>
                </table:table-cell>
                <table:table-cell table:style-name="Table10.A1" office:value-type="string">
                  <text:p text:style-name="P12"/>
                </table:table-cell>
                <table:table-cell table:style-name="Table10.A1" office:value-type="string">
                  <text:p text:style-name="P14"/>
                </table:table-cell>
              </table:table-row>
              <table:table-row>
                <table:table-cell table:style-name="Table10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biaya_pihak_3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0.A1" office:value-type="string">
                  <text:p text:style-name="P8"/>
                </table:table-cell>
                <table:table-cell table:style-name="Table10.A1" office:value-type="string">
                  <text:p text:style-name="P8"><text:text-input text:description="&lt;o.invoice_line.filtered(lambda r: r.product_id.categ_id.id in get_product_categ(&quot;edii_product_categ_biaya_pihak_3&quot;))[index_detail].name&gt;">DESCRIPTION</text:text-input></text:p>
                </table:table-cell>
                <table:table-cell table:style-name="Table10.A1" office:value-type="string">
                  <text:p text:style-name="P13"><text:text-input text:description="&lt;o.invoice_line.filtered(lambda r: r.product_id.categ_id.id in get_product_categ(&quot;edii_product_categ_biaya_pihak_3&quot;))[index_detail].quantity&gt;">Qty</text:text-input></text:p>
                </table:table-cell>
                <table:table-cell table:style-name="Table10.A1" office:value-type="string">
                  <text:p text:style-name="P15"><text:text-input text:description="&lt;o.invoice_line.filtered(lambda r: r.product_id.categ_id.id in get_product_categ(&quot;edii_product_categ_biaya_pihak_3&quot;))[index_detail].uos_id&gt;">UOM</text:text-input></text:p>
                </table:table-cell>
                <table:table-cell table:style-name="Table10.A1" office:value-type="string">
                  <text:p text:style-name="P19">x</text:p>
                </table:table-cell>
                <table:table-cell table:style-name="Table10.A1" office:value-type="string">
                  <text:p text:style-name="P15"><text:text-input text:description="&lt;o.currency_id.symbol&gt;">CURR</text:text-input></text:p>
                </table:table-cell>
                <table:table-cell table:style-name="Table10.A1" office:value-type="string">
                  <text:p text:style-name="P13"><text:text-input text:description="&lt;formatLang(o.invoice_line.filtered(lambda r: r.product_id.categ_id.id in get_product_categ(&quot;edii_product_categ_biaya_pihak_3&quot;))[index_detail].price_unit, dp=&quot;DP Fulfillment Service&quot;)&gt;">PRICE</text:text-input></text:p>
                </table:table-cell>
                <table:table-cell table:style-name="Table10.A1" office:value-type="string">
                  <text:p text:style-name="P11"><text:text-input text:description="&lt;o.currency_id.symbol&gt;">CURR</text:text-input></text:p>
                </table:table-cell>
                <table:table-cell table:style-name="Table10.A1" office:value-type="string">
                  <text:p text:style-name="P13"><text:text-input text:description="&lt;formatLang(o.invoice_line.filtered(lambda r: r.product_id.categ_id.id in get_product_categ(&quot;edii_product_categ_biaya_pihak_3&quot;))[index_detail].price_subtotal, dp=&quot;DP Fulfillment Service&quot;)&gt;">SUBTOTAL</text:text-input></text:p>
                </table:table-cell>
              </table:table-row>
              <table:table-row>
                <table:table-cell table:style-name="Table10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E"/>
              <table:table-column table:style-name="Table11.A"/>
              <table:table-column table:style-name="Table11.G"/>
              <table:table-column table:style-name="Table11.A"/>
              <table:table-column table:style-name="Table11.I"/>
              <table:table-row>
                <table:table-cell table:style-name="Table11.A1" office:value-type="string">
                  <text:p text:style-name="P63"/>
                </table:table-cell>
                <table:table-cell table:style-name="Table11.A1" office:value-type="string">
                  <text:p text:style-name="P64"/>
                </table:table-cell>
                <table:table-cell table:style-name="Table11.A1" office:value-type="string">
                  <text:p text:style-name="P56"/>
                </table:table-cell>
                <table:table-cell table:style-name="Table11.A1" office:value-type="string">
                  <text:p text:style-name="P58"/>
                </table:table-cell>
                <table:table-cell table:style-name="Table11.A1" office:value-type="string">
                  <text:p text:style-name="P58"/>
                </table:table-cell>
                <table:table-cell table:style-name="Table11.A1" office:value-type="string">
                  <text:p text:style-name="P58"/>
                </table:table-cell>
                <table:table-cell table:style-name="Table11.A1" office:value-type="string">
                  <text:p text:style-name="P60"/>
                </table:table-cell>
                <table:table-cell table:style-name="Table11.A1" office:value-type="string">
                  <text:p text:style-name="P56"/>
                </table:table-cell>
                <table:table-cell table:style-name="Table11.A1" office:value-type="string">
                  <text:p text:style-name="P60"/>
                </table:table-cell>
              </table:table-row>
              <table:table-row>
                <table:table-cell table:style-name="Table11.A1" office:value-type="string">
                  <text:p text:style-name="P21">9</text:p>
                </table:table-cell>
                <table:table-cell table:style-name="Table11.A1" office:value-type="string">
                  <text:p text:style-name="P22">E-Seal </text:p>
                </table:table-cell>
                <table:table-cell table:style-name="Table11.A1" office:value-type="string">
                  <text:p text:style-name="P12"/>
                </table:table-cell>
                <table:table-cell table:style-name="Table11.A1" office:value-type="string">
                  <text:p text:style-name="P16"/>
                </table:table-cell>
                <table:table-cell table:style-name="Table11.A1" office:value-type="string">
                  <text:p text:style-name="P16"/>
                </table:table-cell>
                <table:table-cell table:style-name="Table11.A1" office:value-type="string">
                  <text:p text:style-name="P16"/>
                </table:table-cell>
                <table:table-cell table:style-name="Table11.A1" office:value-type="string">
                  <text:p text:style-name="P14"/>
                </table:table-cell>
                <table:table-cell table:style-name="Table11.A1" office:value-type="string">
                  <text:p text:style-name="P12"/>
                </table:table-cell>
                <table:table-cell table:style-name="Table11.A1" office:value-type="string">
                  <text:p text:style-name="P14"/>
                </table:table-cell>
              </table:table-row>
              <table:table-row>
                <table:table-cell table:style-name="Table11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e_seal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1.A1" office:value-type="string">
                  <text:p text:style-name="P8"/>
                </table:table-cell>
                <table:table-cell table:style-name="Table11.A1" office:value-type="string">
                  <text:p text:style-name="P8"><text:text-input text:description="&lt;o.invoice_line.filtered(lambda r: r.product_id.categ_id.id in get_product_categ(&quot;edii_product_categ_e_seal&quot;))[index_detail].name&gt;">DESCRIPTION</text:text-input></text:p>
                </table:table-cell>
                <table:table-cell table:style-name="Table11.A1" office:value-type="string">
                  <text:p text:style-name="P13"><text:text-input text:description="&lt;o.invoice_line.filtered(lambda r: r.product_id.categ_id.id in get_product_categ(&quot;edii_product_categ_e_seal&quot;))[index_detail].quantity&gt;">Qty</text:text-input></text:p>
                </table:table-cell>
                <table:table-cell table:style-name="Table11.A1" office:value-type="string">
                  <text:p text:style-name="P15"><text:text-input text:description="&lt;o.invoice_line.filtered(lambda r: r.product_id.categ_id.id in get_product_categ(&quot;edii_product_categ_e_seal&quot;))[index_detail].uos_id&gt;">UOM</text:text-input></text:p>
                </table:table-cell>
                <table:table-cell table:style-name="Table11.A1" office:value-type="string">
                  <text:p text:style-name="P19">x</text:p>
                </table:table-cell>
                <table:table-cell table:style-name="Table11.A1" office:value-type="string">
                  <text:p text:style-name="P15"><text:text-input text:description="&lt;o.currency_id.symbol&gt;">CURR</text:text-input></text:p>
                </table:table-cell>
                <table:table-cell table:style-name="Table11.A1" office:value-type="string">
                  <text:p text:style-name="P13"><text:text-input text:description="&lt;formatLang(o.invoice_line.filtered(lambda r: r.product_id.categ_id.id in get_product_categ(&quot;edii_product_categ_e_seal&quot;))[index_detail].price_unit, dp=&quot;DP Fulfillment Service&quot;)&gt;">PRICE</text:text-input></text:p>
                </table:table-cell>
                <table:table-cell table:style-name="Table11.A1" office:value-type="string">
                  <text:p text:style-name="P11"><text:text-input text:description="&lt;o.currency_id.symbol&gt;">CURR</text:text-input></text:p>
                </table:table-cell>
                <table:table-cell table:style-name="Table11.A1" office:value-type="string">
                  <text:p text:style-name="P13"><text:text-input text:description="&lt;formatLang(o.invoice_line.filtered(lambda r: r.product_id.categ_id.id in get_product_categ(&quot;edii_product_categ_e_seal&quot;))[index_detail].price_subtotal, dp=&quot;DP Fulfillment Service&quot;)&gt;">SUBTOTAL</text:text-input></text:p>
                </table:table-cell>
              </table:table-row>
              <table:table-row>
                <table:table-cell table:style-name="Table11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column table:style-name="Table12.A"/>
              <table:table-column table:style-name="Table12.G"/>
              <table:table-column table:style-name="Table12.A"/>
              <table:table-column table:style-name="Table12.I"/>
              <table:table-row>
                <table:table-cell table:style-name="Table12.A1" office:value-type="string">
                  <text:p text:style-name="P63"/>
                </table:table-cell>
                <table:table-cell table:style-name="Table12.A1" office:value-type="string">
                  <text:p text:style-name="P64"/>
                </table:table-cell>
                <table:table-cell table:style-name="Table12.A1" office:value-type="string">
                  <text:p text:style-name="P56"/>
                </table:table-cell>
                <table:table-cell table:style-name="Table12.A1" office:value-type="string">
                  <text:p text:style-name="P58"/>
                </table:table-cell>
                <table:table-cell table:style-name="Table12.A1" office:value-type="string">
                  <text:p text:style-name="P58"/>
                </table:table-cell>
                <table:table-cell table:style-name="Table12.A1" office:value-type="string">
                  <text:p text:style-name="P58"/>
                </table:table-cell>
                <table:table-cell table:style-name="Table12.A1" office:value-type="string">
                  <text:p text:style-name="P60"/>
                </table:table-cell>
                <table:table-cell table:style-name="Table12.A1" office:value-type="string">
                  <text:p text:style-name="P56"/>
                </table:table-cell>
                <table:table-cell table:style-name="Table12.A1" office:value-type="string">
                  <text:p text:style-name="P60"/>
                </table:table-cell>
              </table:table-row>
              <table:table-row>
                <table:table-cell table:style-name="Table12.A1" office:value-type="string">
                  <text:p text:style-name="P21">10</text:p>
                </table:table-cell>
                <table:table-cell table:style-name="Table12.A1" office:value-type="string">
                  <text:p text:style-name="P22">Biaya Lain-Lain</text:p>
                </table:table-cell>
                <table:table-cell table:style-name="Table12.A1" office:value-type="string">
                  <text:p text:style-name="P12"/>
                </table:table-cell>
                <table:table-cell table:style-name="Table12.A1" office:value-type="string">
                  <text:p text:style-name="P16"/>
                </table:table-cell>
                <table:table-cell table:style-name="Table12.A1" office:value-type="string">
                  <text:p text:style-name="P16"/>
                </table:table-cell>
                <table:table-cell table:style-name="Table12.A1" office:value-type="string">
                  <text:p text:style-name="P16"/>
                </table:table-cell>
                <table:table-cell table:style-name="Table12.A1" office:value-type="string">
                  <text:p text:style-name="P14"/>
                </table:table-cell>
                <table:table-cell table:style-name="Table12.A1" office:value-type="string">
                  <text:p text:style-name="P12"/>
                </table:table-cell>
                <table:table-cell table:style-name="Table12.A1" office:value-type="string">
                  <text:p text:style-name="P14"/>
                </table:table-cell>
              </table:table-row>
              <table:table-row>
                <table:table-cell table:style-name="Table12.A1" table:number-columns-spanned="9" office:value-type="string">
                  <text:p text:style-name="P8"><text:text-input text:description="&lt;for each=&quot;index_detail in range(0, len(o.invoice_line.filtered(lambda r: r.product_id.categ_id.id in get_product_categ(&quot;edii_product_categ_biaya_lain&quot;))))&quot;&gt;">START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8"/>
                </table:table-cell>
                <table:table-cell table:style-name="Table12.A1" office:value-type="string">
                  <text:p text:style-name="P8"><text:text-input text:description="&lt;o.invoice_line.filtered(lambda r: r.product_id.categ_id.id in get_product_categ(&quot;edii_product_categ_biaya_lain&quot;))[index_detail].name&gt;">DESCRIPTION</text:text-input></text:p>
                </table:table-cell>
                <table:table-cell table:style-name="Table12.A1" office:value-type="string">
                  <text:p text:style-name="P13"><text:text-input text:description="&lt;o.invoice_line.filtered(lambda r: r.product_id.categ_id.id in get_product_categ(&quot;edii_product_categ_biaya_lain&quot;))[index_detail].quantity&gt;">Qty</text:text-input></text:p>
                </table:table-cell>
                <table:table-cell table:style-name="Table12.A1" office:value-type="string">
                  <text:p text:style-name="P15"><text:text-input text:description="&lt;o.invoice_line.filtered(lambda r: r.product_id.categ_id.id in get_product_categ(&quot;edii_product_categ_biaya_lain&quot;))[index_detail].uos_id&gt;">UOM</text:text-input></text:p>
                </table:table-cell>
                <table:table-cell table:style-name="Table12.A1" office:value-type="string">
                  <text:p text:style-name="P19">x</text:p>
                </table:table-cell>
                <table:table-cell table:style-name="Table12.A1" office:value-type="string">
                  <text:p text:style-name="P15"><text:text-input text:description="&lt;o.currency_id.symbol&gt;">CURR</text:text-input></text:p>
                </table:table-cell>
                <table:table-cell table:style-name="Table12.A1" office:value-type="string">
                  <text:p text:style-name="P13"><text:text-input text:description="&lt;formatLang(o.invoice_line.filtered(lambda r: r.product_id.categ_id.id in get_product_categ(&quot;edii_product_categ_biaya_lain&quot;))[index_detail].price_unit, dp=&quot;DP Fulfillment Service&quot;)&gt;">PRICE</text:text-input></text:p>
                </table:table-cell>
                <table:table-cell table:style-name="Table12.A1" office:value-type="string">
                  <text:p text:style-name="P11"><text:text-input text:description="&lt;o.currency_id.symbol&gt;">CURR</text:text-input></text:p>
                </table:table-cell>
                <table:table-cell table:style-name="Table12.A1" office:value-type="string">
                  <text:p text:style-name="P13"><text:text-input text:description="&lt;formatLang(o.invoice_line.filtered(lambda r: r.product_id.categ_id.id in get_product_categ(&quot;edii_product_categ_biaya_lain&quot;))[index_detail].price_subtotal, dp=&quot;DP Fulfillment Service&quot;)&gt;">SUBTOTAL</text:text-input></text:p>
                </table:table-cell>
              </table:table-row>
              <table:table-row>
                <table:table-cell table:style-name="Table12.A1" table:number-columns-spanned="9" office:value-type="string">
                  <text:p text:style-name="P8"><text:text-input text:description="&lt;/for&gt;">END LOOP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13" table:style-name="Table13">
              <table:table-column table:style-name="Table13.A"/>
              <table:table-column table:style-name="Table13.B"/>
              <table:table-column table:style-name="Table13.A"/>
              <table:table-column table:style-name="Table13.D"/>
              <table:table-row>
                <table:table-cell table:style-name="Table13.A1" office:value-type="string">
                  <text:p text:style-name="P7"><text:soft-page-break/></text:p>
                </table:table-cell>
                <table:table-cell table:style-name="Table13.A1" office:value-type="string">
                  <text:p text:style-name="P28">Sub Total</text:p>
                </table:table-cell>
                <table:table-cell table:style-name="Table13.C1" office:value-type="string">
                  <text:p text:style-name="P23"><text:text-input text:description="&lt;o.currency_id.symbol&gt;">CUR</text:text-input></text:p>
                </table:table-cell>
                <table:table-cell table:style-name="Table13.C1" office:value-type="string">
                  <text:p text:style-name="P52"><text:span text:style-name="T5"><text:text-input text:description="&lt;formatLang(reduce(lambda x, y: x + y, (o.invoice_line.filtered(lambda r: r.product_id.categ_id.id in get_product_categ(&quot;edii_product_categ_jasa_angkutan_import&quot;,&quot;edii_product_categ_biaya_pihak_3&quot;,&quot;edii_product_categ_e_seal&quot;,&quot;edii_product_categ_biaya_lain&quot;)).mapped(&quot;price_subtotal&quot;)), 0.0), dp=&quot;DP Fulfillment Service&quot;)&gt;">SUB TUTAL LOG</text:text-input></text:span></text:p>
                </table:table-cell>
              </table:table-row>
            </table:table>
            <text:p text:style-name="P36"/>
            <table:table table:name="Table14" table:style-name="Table14">
              <table:table-column table:style-name="Table14.A"/>
              <table:table-column table:style-name="Table14.B"/>
              <table:table-column table:style-name="Table14.A"/>
              <table:table-column table:style-name="Table14.D"/>
              <table:table-row>
                <table:table-cell table:style-name="Table14.A1" office:value-type="string">
                  <text:p text:style-name="P7"/>
                </table:table-cell>
                <table:table-cell table:style-name="Table14.A1" office:value-type="string">
                  <text:p text:style-name="P25">T O T A L</text:p>
                </table:table-cell>
                <table:table-cell table:style-name="Table14.A1" office:value-type="string">
                  <text:p text:style-name="P23"><text:text-input text:description="&lt;o.currency_id.symbol&gt;">CUR</text:text-input></text:p>
                </table:table-cell>
                <table:table-cell table:style-name="Table14.A1" office:value-type="string">
                  <text:p text:style-name="P24"><text:text-input text:description="&lt;formatLang(o.amount_total, dp=&quot;DP Fulfillment Service&quot;)&gt;">TOTAL</text:text-input></text:p>
                </table:table-cell>
              </table:table-row>
            </table:table>
            <text:p text:style-name="P36"/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9"/>
                </table:table-cell>
                <table:table-cell table:style-name="Table15.A1" office:value-type="string">
                  <text:p text:style-name="P30">Terbilang : <text:text-input text:description="&lt;get_terbilang(o.amount_total)&gt;">TERBILANG</text:text-input></text:p>
                </table:table-cell>
              </table:table-row>
            </table:table>
            <text:p text:style-name="P37"/>
          </table:table-cell>
        </table:table-row>
      </table:table>
      <text:p text:style-name="P3"/>
      <text:p text:style-name="P3"><text:tab/><text:span text:style-name="T2">Jakarta, </text:span><text:span text:style-name="T2"><text:text-input text:description="&lt;o.date_invoice and time.strftime('%d %B, %Y', time.strptime(o.date_invoice, '%Y-%m-%d')) or &quot;-&quot;&gt;">DATE INV</text:text-input></text:span></text:p>
      <text:p text:style-name="P3"><text:span text:style-name="T2"><text:tab/></text:span><text:span text:style-name="T2"><text:text-input text:description="&lt;len(o.user_id.employee_ids) &gt; 0 and o.user_id.employee_ids[0].job_id.name or o.user_id.function&gt;">Jabatan</text:text-input>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<text:text-input text:description="&lt;o.user_id.name&gt;">NAME</text:text-input></text:span></text:p>
      <text:p text:style-name="P4"><text:tab/><text:span text:style-name="T1">N</text:span>PP. <text:text-input text:description="&lt;len(o.user_id.employee_ids) &gt; 0 and o.user_id.employee_ids.identification_id or '-'&gt;">NRIK</text:text-input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7" style:family="table">
      <style:table-properties style:width="6.5021in" table:align="left"/>
    </style:style>
    <style:style style:name="Table17.A" style:family="table-column">
      <style:table-column-properties style:column-width="5.2521in"/>
    </style:style>
    <style:style style:name="Table17.B" style:family="table-column">
      <style:table-column-properties style:column-width="0.7465in"/>
    </style:style>
    <style:style style:name="Table17.C" style:family="table-column">
      <style:table-column-properties style:column-width="0.5035in"/>
    </style:style>
    <style:style style:name="Table17.A1" style:family="table-cell">
      <style:table-cell-properties fo:padding="0.0382in" fo:border="none"/>
    </style:style>
    <style:style style:name="Table17.B1" style:family="table-cell">
      <style:table-cell-properties fo:padding="0.0382in" fo:border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MP1" style:family="paragraph" style:parent-style-name="Standard">
      <style:paragraph-properties fo:text-align="center" style:justify-single-word="false"/>
      <style:text-properties style:font-name="Metropolis" fo:font-size="9pt" fo:font-weight="bold" officeooo:paragraph-rsid="00041c56" style:font-size-asian="9pt" style:font-weight-asian="bold" style:font-size-complex="9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Metropolis" fo:font-size="8pt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Metropolis" fo:font-size="8pt" officeooo:rsid="00041c56" officeooo:paragraph-rsid="00041c56" style:font-size-asian="8pt" style:font-size-complex="8pt"/>
    </style:style>
    <style:style style:name="MP4" style:family="paragraph" style:parent-style-name="Table_20_Contents">
      <style:paragraph-properties fo:text-align="start" style:justify-single-word="false"/>
      <style:text-properties style:font-name="Metropolis" fo:font-size="8pt" officeooo:rsid="00041c56" officeooo:paragraph-rsid="00041c56" style:font-size-asian="8pt" style:font-size-complex="8pt"/>
    </style:style>
    <style:style style:name="MP5" style:family="paragraph" style:parent-style-name="Standard">
      <style:paragraph-properties fo:text-align="start" style:justify-single-word="false"/>
      <style:text-properties style:font-name="Metropolis" fo:font-size="3pt" fo:font-weight="bold" officeooo:paragraph-rsid="00041c56" style:font-size-asian="2.59999990463257pt" style:font-weight-asian="bold" style:font-size-complex="3pt" style:font-weight-complex="bold"/>
    </style:style>
    <style:page-layout style:name="Mpm1">
      <style:page-layout-properties fo:page-width="8.2701in" fo:page-height="11.6902in" style:num-format="1" style:print-orientation="portrait" fo:margin-top="0.5in" fo:margin-bottom="0.302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1283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TA RINCIAN TAGIHAN JASA HANDLING PUSAT LOGISTIK BERIKAT</text:p>
        <text:p text:style-name="MP1">PT. SARANA GEMILANG - HEXINDO</text:p>
        <text:p text:style-name="MP1">PERIODE : <text:s/>01-02-2019 s/d 15-02-2019</text:p>
        <text:p text:style-name="MP1">02/SPS.PLB/DPB.3.1/10/2018</text:p>
        <text:p text:style-name="MP1">Lokasi : Jl. Pekanbaru C.03.01 Marunda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>
            <table:table-cell table:style-name="Table17.A1" office:value-type="string">
              <text:p text:style-name="MP2">618-65856814</text:p>
            </table:table-cell>
            <table:table-cell table:style-name="Table17.B1" table:number-columns-spanned="2" office:value-type="string">
              <text:p text:style-name="MP3">FORMULIR</text:p>
            </table:table-cell>
            <table:covered-table-cell/>
          </table:table-row>
          <table:table-row>
            <table:table-cell table:style-name="Table17.A1" office:value-type="string">
              <text:p text:style-name="MP4"><text:text-input text:description="&lt;o.number&gt;">NO INV</text:text-input></text:p>
            </table:table-cell>
            <table:table-cell table:style-name="Table17.B2" office:value-type="string">
              <text:p text:style-name="MP3">07-06-03</text:p>
            </table:table-cell>
            <table:table-cell table:style-name="Table17.C2" office:value-type="string">
              <text:p text:style-name="MP4">R/O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00:41.337322929</meta:creation-date>
    <dc:date>2019-11-08T16:13:48.706132540</dc:date>
    <meta:editing-duration>PT3H18M52S</meta:editing-duration>
    <meta:editing-cycles>42</meta:editing-cycles>
    <meta:generator>LibreOffice/5.1.6.2$Linux_X86_64 LibreOffice_project/10m0$Build-2</meta:generator>
    <meta:document-statistic meta:table-count="16" meta:image-count="0" meta:object-count="0" meta:page-count="2" meta:paragraph-count="142" meta:word-count="414" meta:character-count="1256" meta:non-whitespace-character-count="1168"/>
  </office:meta>
</office:document-meta>
</file>